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tatusGenerator.configure( Configuration configurat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Link.Link( String uri , String referrer , int link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.getRefer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tatusGenerator.processURL( String uri , String referrer , int referrerDepth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LinkStatusGenerator.isIncludedURL( String 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nkStatus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StatusGenerator.isExcludedURL( String 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nkStatusGenerator.getLinksFromConnection( String url_link_string , String url_of_referrer , int referrerDep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LinkStatusGenerator.setDefaultExcludeFromCraw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nk.equals( Link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tatusGenerator.gener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inkStatus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